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fo:font-weight="normal" officeooo:rsid="001c5a73" officeooo:paragraph-rsid="001b5f88" style:font-size-asian="11.3500003814697pt" style:font-weight-asian="normal" style:font-size-complex="13pt" style:font-weight-complex="normal"/>
    </style:style>
    <style:style style:name="P2" style:family="paragraph" style:parent-style-name="Standard" style:list-style-name="L1">
      <style:text-properties fo:font-size="13pt" fo:font-weight="normal" officeooo:rsid="001c4d0c" officeooo:paragraph-rsid="001b5f88" style:font-size-asian="11.3500003814697pt" style:font-weight-asian="normal" style:font-size-complex="13pt" style:font-weight-complex="normal"/>
    </style:style>
    <style:style style:name="P3" style:family="paragraph" style:parent-style-name="Standard">
      <style:text-properties fo:font-size="13pt" fo:font-weight="normal" officeooo:rsid="001c4d0c" officeooo:paragraph-rsid="001b5f88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2pt" fo:font-weight="bold" officeooo:rsid="001a8f16" officeooo:paragraph-rsid="001b5f88" style:font-size-asian="12pt" style:font-weight-asian="bold" style:font-size-complex="12pt" style:font-weight-complex="bold"/>
    </style:style>
    <style:style style:name="T1" style:family="text">
      <style:text-properties officeooo:rsid="001c4d0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list xml:id="list3474261255" text:style-name="L1">
        <text:list-item>
          <text:p text:style-name="P2">The first time he performed, he was disqualified.</text:p>
        </text:list-item>
        <text:list-item>
          <text:p text:style-name="P2">The second time she acted, she forgot her lines.</text:p>
        </text:list-item>
        <text:list-item>
          <text:p text:style-name="P2">They next time they danced, they won top price.</text:p>
        </text:list-item>
        <text:list-item>
          <text:p text:style-name="P2">The last time we rehearsed, we won the festival.</text:p>
        </text:list-item>
        <text:list-item>
          <text:p text:style-name="P2">The first time we rehearsed, we knew we had won.</text:p>
        </text:list-item>
        <text:list-item>
          <text:p text:style-name="P2">The third time I wrote my name, I got the spelling.</text:p>
        </text:list-item>
        <text:list-item>
          <text:p text:style-name="P2">The first time they danced, they won top price.</text:p>
        </text:list-item>
        <text:list-item>
          <text:p text:style-name="P1">The second time we rehearsed, we won the festival</text:p>
        </text:list-item>
        <text:list-item>
          <text:p text:style-name="P1">The third time he acted, he was disqualified.</text:p>
        </text:list-item>
        <text:list-item>
          <text:p text:style-name="P1">The first time she acted, she forgot all her lin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2pt" fo:font-weight="bold" officeooo:rsid="001a8f16" officeooo:paragraph-rsid="001b5f88" style:font-size-asian="12pt" style:font-weight-asian="bold" style:font-size-complex="12pt" style:font-weight-complex="bold"/>
    </style:style>
    <style:style style:name="MT1" style:family="text">
      <style:text-properties officeooo:rsid="001c4d0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<text:span text:style-name="MT1">61-62 EXERCISE(1-10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5:31:36.398381799</meta:creation-date>
    <dc:date>2020-04-06T15:33:18.556611804</dc:date>
    <meta:editing-duration>PT1M42S</meta:editing-duration>
    <meta:editing-cycles>1</meta:editing-cycles>
    <meta:document-statistic meta:table-count="0" meta:image-count="0" meta:object-count="0" meta:page-count="1" meta:paragraph-count="11" meta:word-count="106" meta:character-count="531" meta:non-whitespace-character-count="446"/>
    <meta:generator>LibreOffice/6.0.7.3$Linux_X86_64 LibreOffice_project/00m0$Build-3</meta:generator>
  </office:meta>
</office:document-meta>
</file>